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900000153BB8B8E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text:anchor-type="as-char" svg:width="2.4165in" svg:height="2.1728in" draw:z-index="0"><draw:image xlink:href="Pictures/100000000000017900000153BB8B8E8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rry Minemyer</meta:initial-creator>
    <meta:creation-date>2014-12-27T10:41:22.08</meta:creation-date>
    <meta:document-statistic meta:table-count="0" meta:image-count="1" meta:object-count="0" meta:page-count="1" meta:paragraph-count="1" meta:word-count="0" meta:character-count="1"/>
    <dc:date>2014-12-27T10:41:35.52</dc:date>
    <dc:creator>Barry Minemyer</dc:creator>
    <meta:editing-duration>PT13S</meta:editing-duration>
    <meta:editing-cycles>1</meta:editing-cycles>
    <meta:generator>OpenOffice/4.1.1$Win32 OpenOffice.org_project/411m6$Build-9775</meta:generator>
  </office:meta>
</office:document-meta>
</file>